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NewRomanPSMT1"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officeooo:paragraph-rsid="0018846c" style:language-asian="zxx" style:country-asian="none"/>
    </style:style>
    <style:style style:name="P3" style:family="paragraph" style:parent-style-name="Header">
      <style:paragraph-properties style:snap-to-layout-grid="false"/>
      <style:text-properties officeooo:paragraph-rsid="0018846c"/>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P7" style:family="paragraph" style:parent-style-name="List_20_Contents">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List_20_Contents">
      <style:paragraph-properties fo:margin-top="0cm" fo:margin-bottom="0.499cm" loext:contextual-spacing="false"/>
    </style:style>
    <style:style style:name="P9" style:family="paragraph" style:parent-style-name="List_20_Contents">
      <style:paragraph-properties fo:margin-top="0cm" fo:margin-bottom="0.499cm" loext:contextual-spacing="false"/>
      <style:text-properties fo:language="en" fo:country="US" style:language-complex="ar" style:country-complex="SA"/>
    </style:style>
    <style:style style:name="P10" style:family="paragraph" style:parent-style-name="List_20_Contents">
      <style:text-properties fo:color="#1a1a1a" style:font-name="Times New Roman" fo:font-size="12pt" style:font-name-asian="TimesNewRomanPSMT1" style:font-size-asian="12pt" style:font-name-complex="TimesNewRomanPSMT1" style:font-size-complex="12pt"/>
    </style:style>
    <style:style style:name="P11" style:family="paragraph" style:parent-style-name="List_20_Contents">
      <style:text-properties style:font-name="Times New Roman"/>
    </style:style>
    <style:style style:name="P12" style:family="paragraph" style:parent-style-name="List_20_Contents">
      <style:text-properties style:use-window-font-color="true" style:font-name="Times New Roman" fo:font-size="12pt" style:font-name-asian="TimesNewRomanPSMT1" style:font-size-asian="12pt" style:font-name-complex="TimesNewRomanPSMT1" style:font-size-complex="12pt"/>
    </style:style>
    <style:style style:name="P13" style:family="paragraph" style:parent-style-name="List_20_Contents">
      <style:text-properties style:use-window-font-color="true" style:font-name="Times New Roman" fo:font-size="12pt" officeooo:rsid="0009cf4f" officeooo:paragraph-rsid="0009cf4f" style:font-name-asian="TimesNewRomanPSMT1" style:font-size-asian="12pt" style:font-name-complex="TimesNewRomanPSMT1" style:font-size-complex="12pt"/>
    </style:style>
    <style:style style:name="P14" style:family="paragraph" style:parent-style-name="List_20_Contents">
      <style:text-properties officeooo:paragraph-rsid="0007d554"/>
    </style:style>
    <style:style style:name="P15" style:family="paragraph" style:parent-style-name="List_20_Contents">
      <style:text-properties officeooo:rsid="0009cf4f" officeooo:paragraph-rsid="0009cf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List_20_Contents">
      <style:paragraph-properties fo:margin-left="0cm" fo:margin-right="0cm" fo:text-indent="0cm" style:auto-text-indent="false" fo:break-before="page"/>
    </style:style>
    <style:style style:name="P19"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text-properties fo:language="en" fo:country="US" style:language-complex="ar" style:country-complex="SA"/>
    </style:style>
    <style:style style:name="P22" style:family="paragraph" style:parent-style-name="Heading_20_1" style:master-page-name="First_20_Page">
      <style:paragraph-properties style:page-number="auto"/>
    </style:style>
    <style:style style:name="P23" style:family="paragraph" style:parent-style-name="Header">
      <style:text-properties fo:language="zxx" fo:country="none" officeooo:rsid="0018846c" officeooo:paragraph-rsid="0018846c" style:language-asian="zxx" style:country-asian="none"/>
    </style:style>
    <style:style style:name="P24" style:family="paragraph" style:parent-style-name="Header">
      <style:text-properties officeooo:rsid="0018846c" officeooo:paragraph-rsid="0018846c"/>
    </style:style>
    <style:style style:name="P25"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10fdba"/>
    </style:style>
    <style:style style:name="P2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04fbe1" style:font-size-asian="8pt"/>
    </style:style>
    <style:style style:name="T6" style:family="text">
      <style:text-properties style:font-name="TimesNewRomanPSMT" fo:font-size="8pt" style:font-size-asian="8pt" style:font-size-complex="8pt"/>
    </style:style>
    <style:style style:name="T7" style:family="text">
      <style:text-properties fo:color="#0000cc" style:font-name="TimesNewRomanPSMT" fo:font-size="8pt" style:font-size-asian="8pt" style:font-size-complex="8pt"/>
    </style:style>
    <style:style style:name="T8" style:family="text">
      <style:text-properties fo:font-size="9pt" style:font-size-asian="9pt"/>
    </style:style>
    <style:style style:name="T9" style:family="text">
      <style:text-properties fo:font-size="9pt" style:font-size-asian="9pt" style:font-size-complex="8pt"/>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fo:font-size="12pt" officeooo:rsid="0009cf4f" style:font-name-asian="Helvetica" style:font-size-asian="12pt" style:font-name-complex="Helvetica" style:font-size-complex="12pt"/>
    </style:style>
    <style:style style:name="T12"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3" style:family="text">
      <style:text-properties style:use-window-font-color="true" style:font-name="Times New Roman" fo:font-size="12pt" style:font-name-asian="TimesNewRomanPSMT1" style:font-size-asian="12pt" style:font-name-complex="TimesNewRomanPSMT1" style:font-size-complex="12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6" style:family="text">
      <style:text-properties style:text-underline-style="solid" style:text-underline-width="auto" style:text-underline-color="font-color"/>
    </style:style>
    <style:style style:name="T17" style:family="text">
      <style:text-properties officeooo:rsid="000916f7"/>
    </style:style>
    <style:style style:name="T18" style:family="text">
      <style:text-properties officeooo:rsid="0009cf4f"/>
    </style:style>
    <style:style style:name="T19"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6">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6">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4">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span text:style-name="T17">Transport</text:span>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s/>contain one or more Nodes. <text:s/></text:p>
      <text:p text:style-name="List_20_Heading">Blue/Gold</text:p>
      <text:p text:style-name="P15">An example of a simple button-based system to allow teaching of Event IDs from one node to another. <text:s/></text:p>
      <text:p text:style-name="List_20_Heading">Bridge</text:p>
      <text:p text:style-name="P12">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BUS</text:p>
      <text:p text:style-name="P13">A universal layout control system from MERG, based on CAN using 11-bit headers at 125 kbps. <text:s/></text:p>
      <text:p text:style-name="List_20_Heading">CDI</text:p>
      <text:p text:style-name="List_20_Contents">“Configuration <text:span text:style-name="T17">Description</text:span> Information”, the information provided by a node so that other nodes can understand what the configuration information in the first node includes, how it's organized and how to present it to a user in a Configuration Tool. <text:s/><text:span text:style-name="T17">See the Configuration Description Information documents. <text:s text:c="2"/></text:span></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4">of the</text:span> user. <text:s/>An example is JMRI DecoderPro, <text:span text:style-name="T17">see http://www.jmri.org</text:span>.</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6">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0">“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1">This protocol uses PCER (Producer-Consumer Event Report) messages to propagate Event IDs<text:span text:style-name="T10"> from source nodes to multiple destination nodes. These messages are typically used to announce that something of interest has happened on the layout, and consequently a change in </text:span><text:span text:style-name="T12">the</text:span><text:span text:style-name="T10"> layout's state, so that controlled devices can respond. The protocol also includes inquiry and response messages for examining configuration and status. <text:s/></text:span><text:span text:style-name="T11">See Event Transport S&amp;TN. <text:s/></text:span></text:p>
      <text:p text:style-name="List_20_Heading">Event ID (EID)</text:p>
      <text:p text:style-name="P8">The 64-bit unsigned number that identifies a specific event. OpenLCB event IDs must be globally unique. NB: Events are <text:span text:style-name="T16">not</text:span> associated with any particular node. <text:s/>It may be convenient to use, for example, <text:s/>Node ID as a way of numbering them uniquely, but Node IDs and Event IDs are <text:span text:style-name="T18">not </text:span>directly <text:s/>related. </text:p>
      <text:p text:style-name="List_20_Heading">Gateway</text:p>
      <text:p text:style-name="List_20_Contents">A <text:span text:style-name="T13">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6">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 <text:s/><text:span text:style-name="T18">These are documented in the relevant Standard and Technical Note. <text:s/></text:span></text:p>
      <text:p text:style-name="List_20_Heading">MERG</text:p>
      <text:p text:style-name="P15">Model Electronic Railway Group, http://merg.org.uk</text:p>
      <text:p text:style-name="List_20_Heading"><text:soft-page-break/>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4">has</text:span> occurred, so that the corresponding consumers of that Event are notified. <text:span text:style-name="T18">The PCER is documented in the Event Transport documents. <text:s/></text:span></text:p>
      <text:p text:style-name="List_20_Heading">Repeater</text:p>
      <text:p text:style-name="P10">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2">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0">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span text:style-name="T19">one connection to an</text:span> OpenLCB network. A simple node doesn't initiate complex communications with <text:span text:style-name="T14">other nodes, but may be the target of complex interactions, for example when it is being configured. <text:s/></text:span><text:span text:style-name="T15">This is documented in the Message Network S&amp;TN. <text:s/></text:span></text:p>
      <text:p text:style-name="List_20_Heading"><text:soft-page-break/>Stream</text:p>
      <text:p text:style-name="List_20_Contents">Streams are a method of moving a large number of bytes, or an a-priori unknown number of bytes, from a source node to a destination node. The streaming protocol defines a way to do this in OpenLCB.</text:p>
      <text:p text:style-name="P16">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 <text:s/><text:span text:style-name="T18">This is documented in </text:span><text:span text:style-name="T15">the</text:span><text:span text:style-name="T18"> Stream Transport S&amp;TN. <text:s text:c="2"/></text:span></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s/><text:span text:style-name="T18">These are documented in the Event Identifiers S&amp;TN. </text:span></text:p>
      <text:p text:style-name="List_20_Heading">Wire protocol</text:p>
      <text:p text:style-name="P9">The version of the OpenLCB common messages, interactions, etc. adapted to a particular transport mechanism. Examples are the wire protocols for CAN bus segments and TCP/IP links. </text:p>
      <text:h text:style-name="P21"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7">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19">Segment</text:p>
      <text:p text:style-name="List_20_Contents">See general definition. <text:s/>Note that nodes on a single CAN segment share CAN arbitration and a set of aliases. <text:s text:c="2"/></text:p>
      <text:p text:style-name="P1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Key Terms<text:tab/>1</text:p>
          <text:p text:style-name="P20"><text:s/>3 General Glossary<text:tab/>1</text:p>
          <text:p text:style-name="P20"><text:s/>4 CAN Glossary<text:tab/>5</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NewRomanPSMT1"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cm" loext:contextual-spacing="false"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MP3"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10fdba"/>
    </style:style>
    <style:style style:name="MP4" style:family="paragraph" style:parent-style-name="Header">
      <style:text-properties fo:language="zxx" fo:country="none" officeooo:paragraph-rsid="0018846c" style:language-asian="zxx" style:country-asian="none"/>
    </style:style>
    <style:style style:name="MP5" style:family="paragraph" style:parent-style-name="Header">
      <style:paragraph-properties style:snap-to-layout-grid="false"/>
      <style:text-properties officeooo:paragraph-rsid="0018846c"/>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M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MP9" style:family="paragraph" style:parent-style-name="Header">
      <style:text-properties officeooo:rsid="0018846c" officeooo:paragraph-rsid="0018846c"/>
    </style:style>
    <style:style style:name="MP10" style:family="paragraph" style:parent-style-name="Header">
      <style:text-properties fo:language="zxx" fo:country="none" officeooo:rsid="0018846c" officeooo:paragraph-rsid="0018846c" style:language-asian="zxx" style:country-asian="none"/>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tracked-changes>
          <text:changed-region xml:id="ct105553241917408" text:id="ct105553241917408">
            <text:deletion>
              <office:change-info>
                <dc:creator>Unknown Author</dc:creator>
                <dc:date>2020-08-06T01:13: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241606336" text:id="ct105553241606336">
            <text:deletion>
              <office:change-info>
                <dc:creator>Unknown Author</dc:creator>
                <dc:date>2021-04-25T21:47:00</dc:date>
              </office:change-info>
              <text:p text:style-name="MP3"><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241613056" text:id="ct105553241613056">
            <text:insertion>
              <office:change-info>
                <dc:creator>Unknown Author</dc:creator>
                <dc:date>2021-04-25T21:47:00</dc:date>
              </office:change-info>
            </text:insertion>
          </text:changed-region>
        </text:tracked-changes>
        <text:p text:style-name="MP2"><text:change text:change-id="ct105553241917408"/><text:change text:change-id="ct105553241606336"/><text:change-start text:change-id="ct10555324161305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613056"/></text:p>
      </style:footer>
    </style:master-page>
    <style:master-page style:name="First_20_Page" style:display-name="First Page" style:page-layout-name="Mpm2" style:next-style-name="Standard">
      <style:header>
        <text:tracked-changes>
          <text:changed-region xml:id="ct105553174487136" text:id="ct105553174487136">
            <text:insertion>
              <office:change-info>
                <dc:creator>Unknown Author</dc:creator>
                <dc:date>2021-02-27T15:48:00</dc:date>
              </office:change-info>
            </text:insertion>
          </text:changed-region>
          <text:changed-region xml:id="ct105553174487584" text:id="ct105553174487584">
            <text:deletion>
              <office:change-info>
                <dc:creator>Unknown Author</dc:creator>
                <dc:date>2021-02-27T15:48:00</dc:date>
              </office:change-info>
              <text:p text:style-name="MP10"/>
              <text:p text:style-name="MP9"/>
            </text:deletion>
          </text:changed-region>
        </text:tracked-changes>
        <text:p text:style-name="MP4"><text:change-start text:change-id="ct10555317448713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092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8"><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MP9"><text:change-end text:change-id="ct105553174487136"/><text:change text:change-id="ct105553174487584"/></text:p>
      </style:header>
      <style:footer>
        <text:tracked-changes>
          <text:changed-region xml:id="ct105553241918304" text:id="ct105553241918304">
            <text:deletion>
              <office:change-info>
                <dc:creator>Unknown Author</dc:creator>
                <dc:date>2020-08-06T01:06: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241945216" text:id="ct105553241945216">
            <text:deletion>
              <office:change-info>
                <dc:creator>Unknown Author</dc:creator>
                <dc:date>2021-04-25T21:47:00</dc:date>
              </office:change-info>
              <text:p text:style-name="MP2"><text:span text:style-name="Page_20_Number"><text:span text:style-name="MT4"><text:tab/></text:span></text:span><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242069120" text:id="ct105553242069120">
            <text:deletion>
              <office:change-info>
                <dc:creator>Unknown Author</dc:creator>
                <dc:date>2021-02-27T15:50:00</dc:date>
              </office:change-info>
              <text:p text:style-name="MP2"><text:span text:style-name="Page_20_Number"><text:span text:style-name="MT2"/></text:span></text:p>
              <text:p text:style-name="MP2"><text:span text:style-name="Page_20_Number"><text:span text:style-name="MT2"/></text:span></text:p>
            </text:deletion>
          </text:changed-region>
          <text:changed-region xml:id="ct105553241943200" text:id="ct105553241943200">
            <text:insertion>
              <office:change-info>
                <dc:creator>Unknown Author</dc:creator>
                <dc:date>2021-04-25T21:47:00</dc:date>
              </office:change-info>
            </text:insertion>
          </text:changed-region>
        </text:tracked-changes>
        <text:p text:style-name="MP2"><text:change text:change-id="ct105553241918304"/><text:change text:change-id="ct105553241945216"/><text:change text:change-id="ct105553242069120"/><text:change-start text:change-id="ct10555324194320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9432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32</meta:editing-cycles>
    <meta:editing-duration>P1DT10H45M23S</meta:editing-duration>
    <meta:generator>LibreOffice/5.2.3.3$MacOSX_X86_64 LibreOffice_project/d54a8868f08a7b39642414cf2c8ef2f228f780cf</meta:generator>
    <dc:date>2021-04-25T21:48:11.802110561</dc:date>
    <meta:keyword>OpenLCB glossary definitions</meta:keyword>
    <dc:subject>Glossary</dc:subject>
    <meta:document-statistic meta:table-count="1" meta:image-count="1" meta:object-count="0" meta:page-count="6" meta:paragraph-count="107" meta:word-count="2303" meta:character-count="14178" meta:non-whitespace-character-count="11893"/>
    <meta:user-defined meta:name="OLCBdate">Apr 25, 2021</meta:user-defined>
    <meta:user-defined meta:name="OLCBstatus">Adopted</meta:user-defined>
    <meta:user-defined meta:name="OLCByear">2021</meta:user-defined>
  </office:meta>
</office:document-meta>
</file>